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venture BF" svg:font-family="'Adventure BF'" style:font-pitch="variable"/>
    <style:font-face style:name="Adventure BF Black" svg:font-family="'Adventure BF Black'"/>
    <style:font-face style:name="Adventure BF1" svg:font-family="'Adventure BF'" style:font-adornments="Bold" style:font-pitch="variable"/>
    <style:font-face style:name="Adventure BF2" svg:font-family="'Adventure BF'" style:font-adornments="Bold" style:font-family-generic="swiss" style:font-pitch="variable"/>
    <style:font-face style:name="Adventure BF3" svg:font-family="'Adventure BF'" style:font-adornments="Regular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/>
    <style:font-face style:name="Lucida Sans Unicode" svg:font-family="'Lucida Sans Unicode'" style:font-pitch="variable"/>
    <style:font-face style:name="MS Gothic" svg:font-family="'MS Gothic'" style:font-pitch="variable"/>
    <style:font-face style:name="Soutane BF" svg:font-family="'Soutane BF'" style:font-pitch="variable"/>
    <style:font-face style:name="SoutaneBlack" svg:font-family="SoutaneBlack" style:font-pitch="variable"/>
    <style:font-face style:name="SoutaneBlack1" svg:font-family="SoutaneBlack" style:font-adornments="Regular" style:font-pitch="variable"/>
    <style:font-face style:name="Souvenir Lt BT" svg:font-family="'Souvenir Lt BT', 'Times New Roman'" style:font-family-generic="roman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 style:parent-style-name="HPCheckBoxes">
      <style:text-properties officeooo:paragraph-rsid="00186d52"/>
    </style:style>
    <style:style style:name="P2" style:family="paragraph" style:parent-style-name="HPChecksEnd">
      <style:text-properties officeooo:paragraph-rsid="00186d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officeooo:rsid="00144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MonsterBlock"><text:span text:style-name="T1">10 Wererats (Lycanthrope):</text:span> AC 13 (s), HD 3*, #At 1 bite or 1 weapon, Dam 1d4 bite or 1d6 or by weapon, Mv 40',Sv Fighter: 3, ML 8, XP 175</text:p>
      <text:p text:style-name="P1"><text:span text:style-name="T2">HP<text:tab/>11<text:tab/>☐☐☐☐☐ ☐☐☐☐☐ ☐</text:span></text:p>
      <text:p text:style-name="P1"><text:span text:style-name="T2"><text:tab/>13<text:tab/>☐☐☐☐☐ ☐☐☐☐☐ ☐☐☐</text:span></text:p>
      <text:p text:style-name="P1"><text:span text:style-name="T2"><text:tab/>15<text:tab/>☐☐☐☐☐ ☐☐☐☐☐ ☐☐☐☐☐</text:span></text:p>
      <text:p text:style-name="P1"><text:span text:style-name="T2"><text:tab/>13<text:tab/>☐☐☐☐☐ ☐☐☐☐☐ ☐☐☐</text:span></text:p>
      <text:p text:style-name="P1"><text:span text:style-name="T2"><text:tab/>14<text:tab/>☐☐☐☐☐ ☐☐☐☐☐ ☐☐☐☐</text:span></text:p>
      <text:p text:style-name="P1"><text:span text:style-name="T2"><text:tab/>9<text:tab/>☐☐☐☐☐ ☐☐☐☐</text:span></text:p>
      <text:p text:style-name="P1"><text:span text:style-name="T2"><text:tab/>16<text:tab/>☐☐☐☐☐ ☐☐☐☐☐ ☐☐☐☐☐ ☐</text:span></text:p>
      <text:p text:style-name="P1"><text:span text:style-name="T2"><text:tab/>14<text:tab/>☐☐☐☐☐ ☐☐☐☐☐ ☐☐☐☐</text:span></text:p>
      <text:p text:style-name="P1"><text:span text:style-name="T2"><text:tab/>10<text:tab/>☐☐☐☐☐ ☐☐☐☐☐</text:span></text:p>
      <text:p text:style-name="P1"><text:span text:style-name="T2"><text:tab/>21<text:tab/>☐☐☐☐☐ ☐☐☐☐☐ ☐☐☐☐☐ ☐☐☐☐☐</text:span></text:p>
      <text:p text:style-name="P2"><text:span text:style-name="T2"><text:tab/><text:tab/>☐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venture BF" svg:font-family="'Adventure BF'" style:font-pitch="variable"/>
    <style:font-face style:name="Adventure BF Black" svg:font-family="'Adventure BF Black'"/>
    <style:font-face style:name="Adventure BF1" svg:font-family="'Adventure BF'" style:font-adornments="Bold" style:font-pitch="variable"/>
    <style:font-face style:name="Adventure BF2" svg:font-family="'Adventure BF'" style:font-adornments="Bold" style:font-family-generic="swiss" style:font-pitch="variable"/>
    <style:font-face style:name="Adventure BF3" svg:font-family="'Adventure BF'" style:font-adornments="Regular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/>
    <style:font-face style:name="Lucida Sans Unicode" svg:font-family="'Lucida Sans Unicode'" style:font-pitch="variable"/>
    <style:font-face style:name="MS Gothic" svg:font-family="'MS Gothic'" style:font-pitch="variable"/>
    <style:font-face style:name="Soutane BF" svg:font-family="'Soutane BF'" style:font-pitch="variable"/>
    <style:font-face style:name="SoutaneBlack" svg:font-family="SoutaneBlack" style:font-pitch="variable"/>
    <style:font-face style:name="SoutaneBlack1" svg:font-family="SoutaneBlack" style:font-adornments="Regular" style:font-pitch="variable"/>
    <style:font-face style:name="Souvenir Lt BT" svg:font-family="'Souvenir Lt BT', 'Times New Roman'" style:font-family-generic="roman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dventure BF" fo:font-size="12pt" fo:language="en" fo:country="US" style:letter-kerning="true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dventure BF" fo:font-size="12pt" fo:language="en" fo:country="US" style:letter-kerning="true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dventure BF3" fo:font-family="'Adventure BF'" style:font-style-name="Regular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dventure BF Black" fo:font-family="'Adventure BF Black'" fo:font-size="14pt" style:font-name-asian="MS Gothic" style:font-family-asian="'MS Gothic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201in" style:contextual-spacing="false" fo:text-align="justify" style:justify-single-word="false" fo:orphans="2" fo:widows="2" style:page-number="auto"/>
      <style:text-properties style:font-name="Adventure BF3" fo:font-family="'Adventure BF'" style:font-style-name="Regular" style:font-pitch="variable" fo:font-size="10pt" fo:font-weight="normal"/>
    </style:style>
    <style:style style:name="List" style:family="paragraph" style:parent-style-name="Text_20_body" style:class="list">
      <style:text-properties style:font-name="Adventure BF" fo:font-family="'Adventure BF'" style:font-pitch="variable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dventure BF" fo:font-family="'Adventure BF'" style:font-pitch="variable"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dventure BF" fo:font-family="'Adventure BF'" style:font-pitch="variable" style:font-name-complex="Tahoma" style:font-family-complex="Tahoma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701in" style:type="center"/>
          <style:tab-stop style:position="6.75in" style:type="right"/>
        </style:tab-stops>
      </style:paragraph-properties>
      <style:text-properties style:font-name="Adventure BF1" fo:font-family="'Adventure BF'" style:font-style-name="Bold" style:font-pitch="variable" fo:font-weight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Adventure BF1" fo:font-family="'Adventure BF'" style:font-style-name="Bold" style:font-pitch="variable" fo:font-weight="bold"/>
    </style:style>
    <style:style style:name="Table_20_Contents" style:display-name="Table Contents" style:family="paragraph" style:parent-style-name="Text_20_body" style:class="extra">
      <style:paragraph-properties fo:margin-top="0in" fo:margin-bottom="0in" style:contextual-spacing="false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ubHeading" style:family="paragraph" style:parent-style-name="Standard" style:next-style-name="Text_20_body" style:default-outline-level="2" style:list-style-name="" style:class="text">
      <style:paragraph-properties fo:margin-top="0.1in" fo:margin-bottom="0.1in" style:contextual-spacing="false" fo:keep-with-next="always"/>
      <style:text-properties style:font-name="SoutaneBlack1" fo:font-family="SoutaneBlack" style:font-style-name="Regular" style:font-pitch="variable" fo:font-size="11pt" fo:font-weight="normal" style:font-size-asian="10pt" style:font-size-complex="10pt"/>
    </style:style>
    <style:style style:name="MainHeading" style:family="paragraph" style:parent-style-name="SubHeading" style:next-style-name="Text_20_body" style:default-outline-level="1" style:list-style-name="">
      <style:paragraph-properties fo:margin-top="0in" fo:margin-bottom="0in" style:contextual-spacing="false" fo:text-align="center" style:justify-single-word="false"/>
      <style:text-properties fo:font-size="14pt"/>
    </style:style>
    <style:style style:name="WW-Body_20_Text_20_2" style:display-name="WW-Body Text 2" style:family="paragraph" style:parent-style-name="Standard">
      <style:text-properties style:font-name="Souvenir Lt BT" fo:font-family="'Souvenir Lt BT', 'Times New Roman'" style:font-family-generic="roman" style:font-pitch="variable" fo:font-size="11pt" style:font-size-asian="11pt" style:font-size-complex="11pt"/>
    </style:style>
    <style:style style:name="SubTitle" style:family="paragraph" style:parent-style-name="Hanging_20_indent">
      <style:paragraph-properties fo:margin-left="0in" fo:margin-right="0in" fo:margin-top="0.1799in" fo:margin-bottom="0.1in" style:contextual-spacing="false" fo:text-indent="0in" style:auto-text-indent="false" fo:keep-with-next="always">
        <style:tab-stops/>
      </style:paragraph-properties>
      <style:text-properties fo:font-size="12pt" fo:font-weight="bold"/>
    </style:style>
    <style:style style:name="TableTitle" style:family="paragraph" style:parent-style-name="Text_20_body" style:next-style-name="Text_20_body">
      <style:paragraph-properties fo:margin-top="0.0598in" fo:margin-bottom="0in" style:contextual-spacing="false" fo:keep-with-next="always" style:text-autospace="none"/>
      <style:text-properties style:font-name="SoutaneBlack1" fo:font-family="SoutaneBlack" style:font-style-name="Regular" style:font-pitch="variable" fo:font-size="10pt" fo:language="en" fo:country="US" fo:font-weight="100" style:language-asian="en" style:country-asian="US" style:font-size-complex="12pt"/>
    </style:style>
    <style:style style:name="SpellHeading" style:family="paragraph" style:parent-style-name="SubHeading" style:next-style-name="SpellSubHeading" style:class="text">
      <style:paragraph-properties fo:margin-top="0.1201in" fo:margin-bottom="0in" style:contextual-spacing="false" fo:padding="0in" fo:border="none" style:shadow="none" style:join-border="false">
        <style:tab-stops>
          <style:tab-stop style:position="1.55in"/>
          <style:tab-stop style:position="2.2in"/>
        </style:tab-stops>
      </style:paragraph-properties>
      <style:text-properties style:font-name="Adventure BF3" fo:font-family="'Adventure BF'" style:font-style-name="Regular" style:font-pitch="variable" fo:font-size="11pt" fo:font-weight="600"/>
    </style:style>
    <style:style style:name="SpellSubHeading" style:family="paragraph" style:parent-style-name="SpellHeading" style:next-style-name="Text_20_body" style:class="text">
      <style:paragraph-properties fo:margin-top="0in" fo:margin-bottom="0.1in" style:contextual-spacing="false">
        <style:tab-stops>
          <style:tab-stop style:position="1.55in"/>
          <style:tab-stop style:position="2.2in"/>
        </style:tab-stops>
      </style:paragraph-properties>
      <style:text-properties style:font-name="Adventure BF2" fo:font-family="'Adventure BF'" style:font-style-name="Bold" style:font-family-generic="swiss" style:font-pitch="variable" fo:font-size="10pt" fo:font-weight="600"/>
    </style:style>
    <style:style style:name="Normal" style:family="paragraph" style:parent-style-name="Standard">
      <style:text-properties fo:language="en" fo:country="US" style:language-asian="en" style:country-asian="US"/>
    </style:style>
    <style:style style:name="MagicItems" style:family="paragraph" style:parent-style-name="Table_20_Contents">
      <style:paragraph-properties fo:margin-left="0.3in" fo:margin-right="0in" fo:margin-top="0in" fo:margin-bottom="0in" style:contextual-spacing="false" fo:text-align="start" style:justify-single-word="false" fo:text-indent="-0.3in" style:auto-text-indent="false">
        <style:tab-stops>
          <style:tab-stop style:position="0.3in"/>
        </style:tab-stops>
      </style:paragraph-properties>
      <style:text-properties style:font-name="Soutane BF" fo:font-family="'Soutane BF'" style:font-pitch="variable" fo:font-size="8pt"/>
    </style:style>
    <style:style style:name="BoxedText" style:family="paragraph" style:parent-style-name="Text_20_body" style:next-style-name="Text_20_body" style:class="text" style:master-page-name="">
      <style:paragraph-properties fo:margin-top="0in" fo:margin-bottom="0.0799in" style:contextual-spacing="false" style:page-number="auto" fo:padding-left="0.0598in" fo:padding-right="0.0598in" fo:padding-top="0.0402in" fo:padding-bottom="0.0402in" fo:border="0.51pt solid #000000" style:shadow="none"/>
      <style:text-properties fo:font-size="10pt" fo:font-weight="normal" style:font-weight-asian="normal" style:font-weight-complex="normal"/>
    </style:style>
    <style:style style:name="MonsterBlock" style:family="paragraph" style:parent-style-name="Text_20_body" style:next-style-name="HPCheckBoxes" style:class="text" style:master-page-name="">
      <style:paragraph-properties fo:margin-top="0in" fo:margin-bottom="0.1in" style:contextual-spacing="false" fo:text-align="start" style:justify-single-word="false" style:page-number="auto" fo:keep-with-next="always"/>
    </style:style>
    <style:style style:name="HPCheckBoxes" style:family="paragraph" style:parent-style-name="Text_20_body" style:next-style-name="HPChecksEnd" style:class="text" style:master-page-name="">
      <style:paragraph-properties fo:margin-top="0in" fo:margin-bottom="0in" style:contextual-spacing="false" style:page-number="auto" fo:keep-with-next="always">
        <style:tab-stops>
          <style:tab-stop style:position="0.4in" style:type="right"/>
          <style:tab-stop style:position="0.5in"/>
          <style:tab-stop style:position="1.9in" style:type="right"/>
          <style:tab-stop style:position="2in"/>
        </style:tab-stops>
      </style:paragraph-properties>
      <style:text-properties style:font-name="Adventure BF3" fo:font-family="'Adventure BF'" style:font-style-name="Regular" style:font-pitch="variable" fo:font-weight="normal" style:font-name-asian="Adventure BF2" style:font-family-asian="'Adventure BF'" style:font-style-name-asian="Bold" style:font-family-generic-asian="swiss" style:font-pitch-asian="variable" style:font-weight-asian="600" style:font-name-complex="Adventure BF1" style:font-family-complex="'Adventure BF'" style:font-style-name-complex="Bold" style:font-pitch-complex="variable" style:font-weight-complex="600"/>
    </style:style>
    <style:style style:name="WanderingMonsterBody" style:family="paragraph" style:parent-style-name="Text_20_body" style:next-style-name="WanderingMonsterEnd" style:class="text" style:master-page-name="">
      <style:paragraph-properties fo:margin-left="0.3in" fo:margin-right="0in" fo:margin-top="0in" fo:margin-bottom="0in" style:contextual-spacing="false" fo:text-align="start" style:justify-single-word="false" fo:text-indent="-0.3in" style:auto-text-indent="false" style:page-number="auto" fo:keep-with-next="always">
        <style:tab-stops>
          <style:tab-stop style:position="0.5in" style:type="right"/>
          <style:tab-stop style:position="0.7in"/>
          <style:tab-stop style:position="2in" style:type="right"/>
          <style:tab-stop style:position="2.15in"/>
        </style:tab-stops>
      </style:paragraph-properties>
      <style:text-properties style:font-name="Adventure BF3" fo:font-family="'Adventure BF'" style:font-style-name="Regular" style:font-pitch="variable" fo:font-size="10pt" fo:font-style="normal" fo:font-weight="normal" style:font-size-asian="14pt" style:font-weight-asian="bold"/>
    </style:style>
    <style:style style:name="HPChecksEnd" style:family="paragraph" style:parent-style-name="HPCheckBoxes" style:next-style-name="Text_20_body" style:class="text" style:master-page-name="">
      <style:paragraph-properties fo:margin-top="0in" fo:margin-bottom="0.1201in" style:contextual-spacing="false" style:page-number="auto" style:shadow="none" fo:keep-with-next="auto"/>
      <style:text-properties style:font-weight-asian="normal" style:font-weight-complex="normal"/>
    </style:style>
    <style:style style:name="WanderingMonsterEnd" style:family="paragraph" style:parent-style-name="WanderingMonsterBody" style:next-style-name="WanderingMonsterBody" style:class="text" style:master-page-name="">
      <style:paragraph-properties fo:margin-top="0in" fo:margin-bottom="0.1in" style:contextual-spacing="false" style:page-number="auto" fo:keep-with-next="auto">
        <style:tab-stops>
          <style:tab-stop style:position="0.5in" style:type="right"/>
          <style:tab-stop style:position="0.7in"/>
          <style:tab-stop style:position="2in" style:type="right"/>
          <style:tab-stop style:position="2.15in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MapKeyHeading" style:family="paragraph" style:parent-style-name="Text_20_body" style:next-style-name="Text_20_body" style:default-outline-level="3" style:list-style-name="" style:master-page-name="">
      <style:paragraph-properties fo:margin-top="0.0799in" fo:margin-bottom="0.1201in" style:contextual-spacing="false" style:page-number="auto" fo:keep-with-next="always"/>
      <style:text-properties fo:font-size="10.5pt" fo:font-weight="bold" style:font-weight-asian="bold" style:font-weight-complex="bold"/>
    </style:style>
    <style:style style:name="WanderingMonsterBreak" style:family="paragraph" style:parent-style-name="WanderingMonsterBody">
      <style:paragraph-properties fo:margin-top="0in" fo:margin-bottom="0.1in" style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user_29_" style:display-name="Internet link (user)" style:family="text">
      <style:text-properties fo:color="#000080" loext:opacity="100%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00:03:35.205826393</meta:creation-date>
    <dc:title>Normal</dc:title>
    <meta:editing-duration>PT3M5S</meta:editing-duration>
    <meta:editing-cycles>2</meta:editing-cycles>
    <meta:generator>LibreOffice/7.3.7.2$Linux_X86_64 LibreOffice_project/30$Build-2</meta:generator>
    <meta:initial-creator>Chris Gonnerman</meta:initial-creator>
    <dc:date>2025-03-01T00:06:40.303209698</dc:date>
    <dc:creator>Chris Gonnerman</dc:creator>
    <meta:document-statistic meta:table-count="0" meta:image-count="0" meta:object-count="0" meta:page-count="1" meta:paragraph-count="12" meta:word-count="72" meta:character-count="337" meta:non-whitespace-character-count="265"/>
    <meta:template xlink:type="simple" xlink:actuate="onRequest" xlink:title="Normal" xlink:href="../../../../Templates/Normal.ott" meta:date="2025-03-01T00:03:34.671566303"/>
  </office:meta>
</office:document-meta>
</file>